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9FCCC771B675AD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Звичайний">
        <draw:frame draw:style-name="gr1" draw:text-style-name="P1" draw:layer="layout" svg:width="11.062cm" svg:height="11.062cm" svg:x="5.188cm" svg:y="1.688cm">
          <draw:image xlink:href="Pictures/1000000100000080000000809FCCC771B675ADD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1T12:43:32.203000000</dc:date>
    <meta:editing-duration>PT4M38S</meta:editing-duration>
    <meta:editing-cycles>1</meta:editing-cycles>
    <meta:document-statistic meta:object-count="1"/>
    <meta:generator>LibreOffice/7.2.1.2$Windows_X86_64 LibreOffice_project/87b77fad49947c1441b67c559c339af8f3517e22</meta:generator>
  </office:meta>
</office:document-meta>
</file>